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3" table:number-rows-repeated="9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4">00/00/0000</text:date>, <text:time style:data-style-name="N2" text:time-value="21:53:12.0053471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4T21:53:48.804993459</dc:date>
    <meta:editing-duration>PT15H37M58S</meta:editing-duration>
    <meta:editing-cycles>486</meta:editing-cycles>
    <meta:document-statistic meta:table-count="1" meta:cell-count="3044" meta:object-count="0"/>
  </office:meta>
</office:document-meta>
</file>